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</text:p>
      <text:p text:style-name="Standard">title: "A title for the task or a problem you are trying to solve" # short title (e.g. "Creating a good README")</text:p>
      <text:p text:style-name="Standard">search_exclude: true # set to false if you want this page to show up in search results</text:p>
      <text:p text:style-name="Standard">description: "" # a description of the page</text:p>
      <text:p text:style-name="Standard">contributors: [] # a comma separated list of contributors' names, as found in _data/CONTRIBUTORS.yml</text:p>
      <text:p text:style-name="Standard">page_id: # unique page id, e.g. lowercase title words separated by underscore(s) - for example page_id of 'version control' page could be version_control</text:p>
      <text:p text:style-name="Standard">related_pages:</text:p>
      <text:p text:style-name="Standard"><text:s text:c="2"/>tasks: [] # A comma-separated page_ids of the task pages that are related to the current page</text:p>
      <text:p text:style-name="Standard">child_pages: [] # A comma-separated page_ids of the task pages that are children to the current page in some sense (describes either "task/subtask" relationship or "general task/task using specific tool or applied to domain" relationship)</text:p>
      <text:p text:style-name="Standard">quality_indicators: [] # a comma separated list of indicators related to this page, according to the ids in https://w3id.org/everse/i/indicators/</text:p>
      <text:p text:style-name="Standard">keywords: [] # a comma separated list of keywords related to this page (surround multi-word terms in quotes), e.g. keywords: ["ci", "cd", "continuous integration", "continuous deployment"] - these terms will be used to automatically discover relevant training</text:p>
      <text:p text:style-name="Standard">---</text:p>
      <text:p text:style-name="Standard"/>
      <text:p text:style-name="Standard">&lt;!-- GUIDANCE</text:p>
      <text:p text:style-name="Standard"/>
      <text:p text:style-name="Standard">** The following should be the approach taken when writing RSQKit task pages:</text:p>
      <text:p text:style-name="Standard"/>
      <text:p text:style-name="Standard"><text:s text:c="3"/>- Explain why the topic matters.</text:p>
      <text:p text:style-name="Standard"><text:s text:c="3"/>- Be accurate.</text:p>
      <text:p text:style-name="Standard"><text:s text:c="3"/>- Provide a good enough level of content so that if it's the only resource read:</text:p>
      <text:p text:style-name="Standard"><text:s text:c="6"/>- It gives the correct impression.</text:p>
      <text:p text:style-name="Standard"><text:s text:c="6"/>- Readers can apply the information correctly.</text:p>
      <text:p text:style-name="Standard"><text:s text:c="6"/>- If sufficient, gives a conceptual overview and then point to existing high quality material. </text:p>
      <text:p text:style-name="Standard"><text:s text:c="3"/>- Motivate further learning by providing links. </text:p>
      <text:p text:style-name="Standard"/>
      <text:p text:style-name="Standard"><text:soft-page-break/>** The format of the task pages are sets of headings:</text:p>
      <text:p text:style-name="Standard"/>
      <text:p text:style-name="Standard">Task </text:p>
      <text:p text:style-name="Standard"><text:s text:c="3"/>- The task or sub-task description e.g., "Why is it important to have a good README file?" and a further sub-task might be, "What key sections should a README include?"</text:p>
      <text:p text:style-name="Standard">Description </text:p>
      <text:p text:style-name="Standard"><text:s text:c="3"/>- A short description of what the task or problem is about and why it matters.</text:p>
      <text:p text:style-name="Standard">Considerations </text:p>
      <text:p text:style-name="Standard"><text:s text:c="3"/>- Benefits, audience, choices, characteristics of solutions, key insights, etc; things to keep in mind when thinking about this task. </text:p>
      <text:p text:style-name="Standard"><text:s text:c="3"/>- You could use a bulleted list for brevity.</text:p>
      <text:p text:style-name="Standard">Solutions</text:p>
      <text:p text:style-name="Standard"><text:s text:c="2"/>- Steps and aspects of undertaking the task that takes into account the considerations. </text:p>
      <text:p text:style-name="Standard"><text:s text:c="2"/>- You could use a bulleted list for brevity.</text:p>
      <text:p text:style-name="Standard"/>
      <text:p text:style-name="Standard">This structure (task-description-considerations-solutions) should be repeated if the overall task breaks down into distinct sub-tasks.</text:p>
      <text:p text:style-name="Standard"/>
      <text:p text:style-name="Standard">Add any missing tools into the _data/tool_and_resource_list.yml file; when referring to a tool on the page use the {% tool "&lt;id&gt;" %} format. </text:p>
      <text:p text:style-name="Standard"/>
      <text:p text:style-name="Standard">** Read existing pages to get inspiration</text:p>
      <text:p text:style-name="Standard"/>
      <text:p text:style-name="Standard">Read some of the existing task pages on RSQKit - https://everse.software/RSQKit/tasks and copy the approach of those you like and ideally align with the above.</text:p>
      <text:p text:style-name="Standard"><text:s text:c="2"/></text:p>
      <text:p text:style-name="Standard">** All markdown comments and page metadata comments can be removed before making a pull request.</text:p>
      <text:p text:style-name="Standard"/>
      <text:p text:style-name="Standard">--&gt;</text:p>
      <text:p text:style-name="Standard"/>
      <text:p text:style-name="Standard"/>
      <text:p text:style-name="Standard"><text:soft-page-break/>## Task (or sub-task) </text:p>
      <text:p text:style-name="Standard"/>
      <text:p text:style-name="Standard">### Description </text:p>
      <text:p text:style-name="Standard"/>
      <text:p text:style-name="Standard">### Considerations </text:p>
      <text:p text:style-name="Standard"/>
      <text:p text:style-name="Standard">### Solutions </text:p>
      <text:p text:style-name="Standard"/>
      <text:p text:style-name="Standard"/>
      <text:p text:style-name="Standard">## Tool or domain specific tasks &lt;!-- OPTIONAL (remove this till end of page if not needed) --&gt;</text:p>
      <text:p text:style-name="Standard"/>
      <text:p text:style-name="Standard">&lt;!--</text:p>
      <text:p text:style-name="Standard">Use this section to list tool or domain specific (sub-)tasks. List the pages in the `child_pages:` attribute in the page metadata. Then uncomment the following, including it in the page:</text:p>
      <text:p text:style-name="Standard"/>
      <text:p text:style-name="Standard">{% assign child_pages = page.child_pages | join: ', ' %}</text:p>
      <text:p text:style-name="Standard">{% include section-navigation-tiles.html type="tasks" custom=child_pages sort=false col=4 %}</text:p>
      <text:p text:style-name="Standard"/>
      <text:p text:style-name="Standard">-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551" meta:character-count="3469" meta:non-whitespace-character-count="2907"/>
    <meta:generator>LibreOfficeDev/6.0.5.2$Linux_X86_64 LibreOffice_project/</meta:generator>
  </office:meta>
</office:document-meta>
</file>